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d9924"/>
    </style:style>
    <style:style style:name="P2" style:family="paragraph" style:parent-style-name="Text_20_body">
      <style:text-properties officeooo:paragraph-rsid="001f394c"/>
    </style:style>
    <style:style style:name="P3" style:family="paragraph" style:parent-style-name="Text_20_body">
      <style:text-properties officeooo:paragraph-rsid="002089c3"/>
    </style:style>
    <style:style style:name="P4" style:family="paragraph" style:parent-style-name="Text_20_body">
      <style:text-properties officeooo:paragraph-rsid="00293eae"/>
    </style:style>
    <style:style style:name="P5" style:family="paragraph" style:parent-style-name="Text_20_body">
      <style:text-properties officeooo:paragraph-rsid="002b991c"/>
    </style:style>
    <style:style style:name="P6" style:family="paragraph" style:parent-style-name="Text_20_body">
      <style:text-properties officeooo:paragraph-rsid="002ccf72"/>
    </style:style>
    <style:style style:name="P7" style:family="paragraph" style:parent-style-name="Text_20_body">
      <style:text-properties officeooo:paragraph-rsid="002f7963"/>
    </style:style>
    <style:style style:name="P8" style:family="paragraph" style:parent-style-name="Text_20_body" style:list-style-name="L1">
      <style:text-properties officeooo:paragraph-rsid="002f7963"/>
    </style:style>
    <style:style style:name="P9" style:family="paragraph" style:parent-style-name="Text_20_body">
      <style:text-properties officeooo:paragraph-rsid="0038019c"/>
    </style:style>
    <style:style style:name="P10" style:family="paragraph" style:parent-style-name="Text_20_body">
      <style:text-properties officeooo:paragraph-rsid="003cb39b"/>
    </style:style>
    <style:style style:name="P11" style:family="paragraph" style:parent-style-name="Heading_20_1">
      <style:text-properties officeooo:paragraph-rsid="001d9924"/>
    </style:style>
    <style:style style:name="P12" style:family="paragraph" style:parent-style-name="Heading_20_2">
      <style:text-properties officeooo:paragraph-rsid="001d9924"/>
    </style:style>
    <style:style style:name="P13" style:family="paragraph" style:parent-style-name="Heading_20_2">
      <style:text-properties officeooo:paragraph-rsid="00206b73"/>
    </style:style>
    <style:style style:name="P14" style:family="paragraph" style:parent-style-name="Heading_20_2">
      <style:text-properties officeooo:paragraph-rsid="002b991c"/>
    </style:style>
    <style:style style:name="T1" style:family="text">
      <style:text-properties officeooo:rsid="001d9924"/>
    </style:style>
    <style:style style:name="T2" style:family="text">
      <style:text-properties officeooo:rsid="001f394c"/>
    </style:style>
    <style:style style:name="T3" style:family="text">
      <style:text-properties officeooo:rsid="001f6f57"/>
    </style:style>
    <style:style style:name="T4" style:family="text">
      <style:text-properties officeooo:rsid="00206b73"/>
    </style:style>
    <style:style style:name="T5" style:family="text">
      <style:text-properties officeooo:rsid="002089c3"/>
    </style:style>
    <style:style style:name="T6" style:family="text">
      <style:text-properties officeooo:rsid="002269b2"/>
    </style:style>
    <style:style style:name="T7" style:family="text">
      <style:text-properties officeooo:rsid="0022eca5"/>
    </style:style>
    <style:style style:name="T8" style:family="text">
      <style:text-properties officeooo:rsid="0024b3df"/>
    </style:style>
    <style:style style:name="T9" style:family="text">
      <style:text-properties officeooo:rsid="0026977a"/>
    </style:style>
    <style:style style:name="T10" style:family="text">
      <style:text-properties officeooo:rsid="00293eae"/>
    </style:style>
    <style:style style:name="T11" style:family="text">
      <style:text-properties officeooo:rsid="002b0dce"/>
    </style:style>
    <style:style style:name="T12" style:family="text">
      <style:text-properties officeooo:rsid="002b991c"/>
    </style:style>
    <style:style style:name="T13" style:family="text">
      <style:text-properties officeooo:rsid="002ccf72"/>
    </style:style>
    <style:style style:name="T14" style:family="text">
      <style:text-properties officeooo:rsid="002e1406"/>
    </style:style>
    <style:style style:name="T15" style:family="text">
      <style:text-properties officeooo:rsid="002f7963"/>
    </style:style>
    <style:style style:name="T16" style:family="text">
      <style:text-properties officeooo:rsid="0031595a"/>
    </style:style>
    <style:style style:name="T17" style:family="text">
      <style:text-properties officeooo:rsid="00326be4"/>
    </style:style>
    <style:style style:name="T18" style:family="text">
      <style:text-properties officeooo:rsid="003703f9"/>
    </style:style>
    <style:style style:name="T19" style:family="text">
      <style:text-properties officeooo:rsid="00395c8b"/>
    </style:style>
    <style:style style:name="T20" style:family="text">
      <style:text-properties officeooo:rsid="003a8e26"/>
    </style:style>
    <style:style style:name="T21" style:family="text">
      <style:text-properties officeooo:rsid="003b801a"/>
    </style:style>
    <style:style style:name="T22" style:family="text">
      <style:text-properties officeooo:rsid="003cb39b"/>
    </style:style>
    <style:style style:name="T23" style:family="text">
      <style:text-properties officeooo:rsid="003cdc7a"/>
    </style:style>
    <style:style style:name="T24" style:family="text">
      <style:text-properties officeooo:rsid="003dba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Plane Wars</text:span></text:h>
      <text:p text:style-name="P1"><text:span text:style-name="T1">Plane Wars is a 2D real time strategy game targeted towards LAN multiplayer.</text:span></text:p>
      <text:h text:style-name="P12" text:outline-level="2"><text:span text:style-name="T1">Setting</text:span></text:h>
      <text:p text:style-name="P1"><text:span text:style-name="T1">12 years after the discovery of the „planes“, access became stable enough to get all <text:s/>major industry coorporations interested </text:span><text:span text:style-name="T2">–</text:span><text:span text:style-name="T1"> </text:span><text:span text:style-name="T2">d</text:span><text:span text:style-name="T1">ue to the richness and variety of the ressources that can be exploited from them. Energy fields of unimaginable strength paired with the ability to create miniture white holes to generate arbitrary matter proved enough of a </text:span><text:span text:style-name="T2">initiator</text:span><text:span text:style-name="T1"> to find ways around the hazardous environment which instantly decomposes any organic matter.</text:span></text:p>
      <text:p text:style-name="P2"><text:span text:style-name="T2">Using newest robot-technology, companies now wage war over the limited number of „planes“ that science has been able to discover. Each company tries to get sole access of the singularities – the spot of highest energy density within the planes – turning industry complexes and war ships into dust in turn and spending amounts of resources gathered from the „planes“ that would be impossible to gather from earth.</text:span></text:p>
      <text:p text:style-name="P2"><text:span text:style-name="T2">All is attempted to retain </text:span><text:span text:style-name="T3">the</text:span><text:span text:style-name="T2"> position amongst the strongest players industry.</text:span></text:p>
      <text:h text:style-name="P13" text:outline-level="2"><text:span text:style-name="T4">Gameplay</text:span></text:h>
      <text:p text:style-name="P3"><text:span text:style-name="T5">Each </text:span><text:span text:style-name="T11">coorporation</text:span><text:span text:style-name="T5"> participating in a game starts with a </text:span><text:span text:style-name="T7">single build</text:span><text:span text:style-name="T9">ing</text:span><text:span text:style-name="T7">, called the building sphere. Around this sphere, a stabilized area within the „plane“ is created, allowing other structures to be build. Each of the newly built structures then itself emits a stabilization field, als long as it provided with enough power to do so.</text:span><text:span text:style-name="T6"> </text:span><text:span text:style-name="T7">Building structures outside the stabilized areas is practically impossible </text:span><text:span text:style-name="T8">as all structures that are not protected by a stabilization field are continuously damage at a pace faster that they can be repaired.</text:span></text:p>
      <text:p text:style-name="P4"><text:span text:style-name="T10">In order to wage war with the other fractions, a variety of offensice buildings as well as ships can be <text:s/>created. As space ships emit a small self-covering stabilization field, they can safely travel through the plane, given that they do not enter the an area defended by another fraction.</text:span></text:p>
      <text:h text:style-name="P14" text:outline-level="2"><text:span text:style-name="T12">The Player</text:span></text:h>
      <text:p text:style-name="P9"><text:span text:style-name="T13">Each player takes the roll of an „AI Overlord“, a job only few </text:span><text:span text:style-name="T18">are</text:span><text:span text:style-name="T13"> able to </text:span><text:span text:style-name="T18">stay in for more than a few months </text:span><text:span text:style-name="T19">because of the fierce compatition</text:span><text:span text:style-name="T13">. </text:span><text:span text:style-name="T20">Within the „plane“ t</text:span><text:span text:style-name="T13">hey control the units of the companies robot industry and war machine that </text:span><text:span text:style-name="T21">participates in the </text:span><text:span text:style-name="T13">fight</text:span><text:span text:style-name="T21">ing</text:span><text:span text:style-name="T13">. Throughout the game, each player within a company has full control over all the compan</text:span><text:span text:style-name="T14">y</text:span><text:span text:style-name="T13"> assets within in the „plane“.</text:span></text:p>
      <text:p text:style-name="P7"><text:span text:style-name="T15">Each player can take</text:span><text:span text:style-name="T17">s</text:span><text:span text:style-name="T15"> the role they like best:</text:span></text:p>
      <text:list xml:id="list8269604063749570768" text:style-name="L1">
        <text:list-item>
          <text:p text:style-name="P8"><text:span text:style-name="T15">industry builder</text:span></text:p>
        </text:list-item>
        <text:list-item>
          <text:p text:style-name="P8"><text:span text:style-name="T15">outpost / stronghold commander</text:span></text:p>
        </text:list-item>
        <text:list-item>
          <text:p text:style-name="P8"><text:span text:style-name="T15">fleet commander</text:span></text:p>
        </text:list-item>
        <text:list-item>
          <text:p text:style-name="P8"><text:span text:style-name="T15">or any mixture you can imag</text:span><text:span text:style-name="T16">ine</text:span></text:p>
        </text:list-item>
      </text:list>
      <text:p text:style-name="P10"><text:span text:style-name="T22">The only question is how well </text:span><text:span text:style-name="T23">you </text:span><text:span text:style-name="T22">can work together with the other company members </text:span><text:span text:style-name="T23">so the resources are not spent </text:span><text:span text:style-name="T24">at the wrong thing at the wrong time</text:span><text:span text:style-name="T23">.</text:span></text:p>
      <text:h text:style-name="Heading_20_2" text:outline-level="2"><text:span text:style-name="T13">The Goal</text:span></text:h>
      <text:p text:style-name="P6"><text:span text:style-name="T13">From within the „plane“, the only worthwile option to transfer matter and energy back to the corporations is through the singularities that exist in a limited number within each „plane“. Over </text:span><text:soft-page-break/><text:span text:style-name="T13">time and with an increased number of ressources transmitted trough them, they become unstable, until they dissolve in a gigantic energy wave that rips apart everything within that „plane“.</text:span></text:p>
      <text:p text:style-name="P6"><text:span text:style-name="T13">So the goal is clear: transmit as much as possible as soon as possible through the singularity. The more your company gains from you missiong, the more points you receive afterwards.</text:span></text:p>
      <text:p text:style-name="P5"><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9:09:06</meta:creation-date>
    <dc:date>2013-05-07T20:50:20</dc:date>
    <meta:editing-duration>PT1H26M4S</meta:editing-duration>
    <meta:editing-cycles>28</meta:editing-cycles>
    <meta:generator>LibreOffice/4.0.2.2$Linux_X86_64 LibreOffice_project/400m0$Build-2</meta:generator>
    <meta:document-statistic meta:table-count="0" meta:image-count="0" meta:object-count="0" meta:page-count="2" meta:paragraph-count="20" meta:word-count="522" meta:character-count="3140" meta:non-whitespace-character-count="2637"/>
  </office:meta>
</office:document-meta>
</file>